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4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6.457cm" svg:height="16.059cm" svg:x="1cm" svg:y="1cm">
          <draw:image xlink:href="../1.png" xlink:type="simple" xlink:show="embed" xlink:actuate="onLoad">
            <text:p/>
          </draw:image>
        </draw:frame>
        <draw:frame draw:style-name="gr1" draw:text-style-name="P1" draw:layer="layout" svg:width="26.457cm" svg:height="15.953cm" svg:x="1cm" svg:y="20.5cm">
          <draw:image xlink:href="../3.png" xlink:type="simple" xlink:show="embed" xlink:actuate="onLoad">
            <text:p/>
          </draw:image>
        </draw:frame>
        <draw:frame draw:style-name="gr1" draw:text-style-name="P1" draw:layer="layout" svg:width="26.457cm" svg:height="15.98cm" svg:x="32cm" svg:y="25cm">
          <draw:image xlink:href="../4.png" xlink:type="simple" xlink:show="embed" xlink:actuate="onLoad">
            <text:p/>
          </draw:image>
        </draw:frame>
        <draw:frame draw:style-name="gr1" draw:text-style-name="P1" draw:layer="layout" svg:width="26.457cm" svg:height="20.002cm" svg:x="31.943cm" svg:y="2.998cm">
          <draw:image xlink:href="../2.png" xlink:type="simple" xlink:show="embed" xlink:actuate="onLoad">
            <text:p/>
          </draw:image>
        </draw:frame>
        <draw:line draw:style-name="gr2" draw:text-style-name="P1" draw:layer="layout" svg:x1="7cm" svg:y1="8.5cm" svg:x2="32cm" svg:y2="8.5cm">
          <text:p/>
        </draw:line>
        <draw:line draw:style-name="gr2" draw:text-style-name="P1" draw:layer="layout" svg:x1="37cm" svg:y1="19.5cm" svg:x2="27.5cm" svg:y2="21cm">
          <text:p/>
        </draw:line>
        <draw:line draw:style-name="gr2" draw:text-style-name="P1" draw:layer="layout" svg:x1="27.5cm" svg:y1="33cm" svg:x2="32cm" svg:y2="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08T15:37:38.88</meta:creation-date>
    <dc:date>2011-02-15T15:40:22.01</dc:date>
    <meta:editing-duration>PT00H04M16S</meta:editing-duration>
    <meta:editing-cycles>2</meta:editing-cycles>
    <meta:generator>OpenOffice.org/3.1$Win32 OpenOffice.org_project/310m11$Build-9399</meta:generator>
    <meta:document-statistic meta:object-count="7"/>
  </office:meta>
</office:document-meta>
</file>